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italiano-italian"/>Italiano / Italian<text:bookmark-end text:name="italiano-italian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Italiano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Italiano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Italiano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Italiano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Italiano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